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"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style:font-name="Trebuchet MS" style:text-underline-style="none"/>
    </style:style>
    <style:style style:name="P4" style:family="paragraph" style:parent-style-name="Standard">
      <style:text-properties style:font-name="Trebuchet MS" fo:font-style="italic" style:text-underline-style="none" style:font-style-asian="italic" style:font-style-complex="italic"/>
    </style:style>
    <style:style style:name="P5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3"/>
      <text:p text:style-name="P3">res<text:tab/><text:tab/><text:tab/>l</text:p>
      <text:p text:style-name="P1"><text:span text:style-name="T1">. <text:tab/><text:tab/><text:tab/>5 1 8 7 6 3 2 4<text:tab/><text:tab/></text:span><text:span text:style-name="T3">5</text:span><text:span text:style-name="T2"> 1</text:span><text:span text:style-name="T1"> 8 7 6 3 2 4</text:span></text:p>
      <text:p text:style-name="P1"><text:span text:style-name="T1">1<text:tab/><text:tab/><text:tab/>5 8 7 6 3 2 4<text:tab/><text:tab/><text:tab/>1 </text:span><text:span text:style-name="T3">5</text:span><text:span text:style-name="T1"> </text:span><text:span text:style-name="T2">8</text:span><text:span text:style-name="T1"> 7 6 3 2 4</text:span></text:p>
      <text:p text:style-name="P1"><text:span text:style-name="T1">1 2 <text:tab/><text:tab/><text:tab/>5 8 7 6 3 4<text:tab/><text:tab/><text:tab/>1 </text:span><text:span text:style-name="T3">5</text:span><text:span text:style-name="T1"> </text:span><text:span text:style-name="T2">7</text:span><text:span text:style-name="T1"> 8 6 3 2 4</text:span></text:p>
      <text:p text:style-name="P1"><text:span text:style-name="T1">1 2 3<text:tab/><text:tab/><text:tab/>5 8 7 6 4<text:tab/><text:tab/><text:tab/>1 5 </text:span><text:span text:style-name="T2">6</text:span><text:span text:style-name="T1"> 7 8 3 2 4</text:span></text:p>
      <text:p text:style-name="P1"><text:span text:style-name="T1">1 2 3 4<text:tab/><text:tab/>5 8 7 6<text:tab/><text:tab/><text:tab/>1 </text:span><text:span text:style-name="T2">3</text:span><text:span text:style-name="T1"> 5 6 7 8 2 4</text:span></text:p>
      <text:p text:style-name="P1"><text:span text:style-name="T1">1 2 3 4 5 <text:tab/><text:tab/>8 7 6<text:tab/><text:tab/><text:tab/><text:tab/>1 </text:span><text:span text:style-name="T2">2</text:span><text:span text:style-name="T1"> 3 5 6 7 8 4</text:span></text:p>
      <text:p text:style-name="P1"><text:span text:style-name="T1">1 2 3 4 5 6<text:tab/><text:tab/>8 7<text:tab/><text:tab/><text:tab/><text:tab/>1 2 3 </text:span><text:span text:style-name="T2">4</text:span><text:span text:style-name="T1"> 5 6 7 8</text:span></text:p>
      <text:p text:style-name="P3">1 2 3 4 5 6 7 <text:tab/><text:tab/>8<text:tab/><text:tab/><text:tab/><text:tab/></text:p>
      <text:p text:style-name="P3">1 2 3 4 5 6 7 8<text:tab/>.</text:p>
      <text:p text:style-name="P3"/>
      <text:p text:style-name="P3">Complexité : quadratique</text:p>
      <text:p text:style-name="P3"/>
      <text:p text:style-name="P1">Exercice 2 :</text:p>
      <text:p text:style-name="P3"/>
      <text:p text:style-name="P4">def estPermu(T):</text:p>
      <text:p text:style-name="P4"><text:s text:c="4"/>Tab = [False]*len(T) </text:p>
      <text:p text:style-name="P4"><text:s text:c="4"/>for i in T:</text:p>
      <text:p text:style-name="P4"><text:s text:c="8"/>if (i &lt;= len(T)) and (i &gt;= 1) and (Tab[i-1] == False) :</text:p>
      <text:p text:style-name="P4"><text:s text:c="12"/>Tab[i-1] = True</text:p>
      <text:p text:style-name="P4"><text:s text:c="8"/>else :</text:p>
      <text:p text:style-name="P4"><text:s text:c="12"/>return False</text:p>
      <text:p text:style-name="P4"><text:s text:c="4"/>return True</text:p>
      <text:p text:style-name="P4"/>
      <text:p text:style-name="P4">def triPerm(T):</text:p>
      <text:p text:style-name="P4"><text:s text:c="4"/>Tab = [0]*len(T)</text:p>
      <text:p text:style-name="P4"><text:s text:c="4"/>for i in T :</text:p>
      <text:p text:style-name="P4"><text:s text:c="8"/>Tab[i-1] = i</text:p>
      <text:p text:style-name="P4"><text:s text:c="4"/>return Tab</text:p>
      <text:p text:style-name="P4"/>
      <text:p text:style-name="P4">def inverse(T):</text:p>
      <text:p text:style-name="P4"><text:s text:c="4"/>res = [0]*len(T)</text:p>
      <text:p text:style-name="P4"><text:s text:c="4"/>for i in range(len(T)):</text:p>
      <text:p text:style-name="P4"><text:s text:c="8"/>res[T[i]-1] = i+1</text:p>
      <text:p text:style-name="P4"><text:s text:c="4"/>return res</text:p>
      <text:p text:style-name="P4"/>
      <text:p text:style-name="P4">def produit(T1, T2):</text:p>
      <text:p text:style-name="P4"><text:s text:c="4"/>res = [0]*len(T1)</text:p>
      <text:p text:style-name="P4"><text:s text:c="4"/>for i in range(len(T2)):</text:p>
      <text:p text:style-name="P4"><text:s text:c="8"/>res[i] = T1[T2[i]-1]</text:p>
      <text:p text:style-name="P4"><text:s text:c="4"/>return res</text:p>
      <text:p text:style-name="P5"/>
      <text:p text:style-name="P2">Exercice 3 :</text:p>
      <text:p text:style-name="P5"/>
      <text:p text:style-name="P5">1/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2-19T14:07:20.94</meta:creation-date>
    <dc:date>2015-02-19T16:05:37.15</dc:date>
    <dc:creator>Maxime Gallais-Jimenez</dc:creator>
    <meta:editing-duration>PT20M14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38" meta:word-count="220" meta:character-count="851"/>
  </office:meta>
</office:document-meta>
</file>